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9pt" style:font-size-asian="9pt"/>
    </style:style>
    <style:style style:name="P2" style:family="paragraph" style:parent-style-name="Standard">
      <style:text-properties style:use-window-font-color="true" loext:opacity="0%" style:font-name="Lucida Console" fo:font-size="9pt" style:font-size-asian="9pt"/>
    </style:style>
    <style:style style:name="P3" style:family="paragraph" style:parent-style-name="Standard">
      <style:text-properties fo:color="#d42c3a" loext:opacity="100%" style:font-name="Lucida Console" fo:font-size="9pt" style:font-size-asian="9pt"/>
    </style:style>
    <style:style style:name="P4" style:family="paragraph" style:parent-style-name="Standard">
      <style:text-properties fo:color="#1ca800" loext:opacity="100%" style:font-name="Lucida Console" fo:font-size="9pt" style:font-size-asian="9pt"/>
    </style:style>
    <style:style style:name="T1" style:family="text">
      <style:text-properties style:font-name="Lucida Console" fo:font-size="9pt" style:font-size-asian="9pt"/>
    </style:style>
    <style:style style:name="T2" style:family="text">
      <style:text-properties fo:color="#1ca800" loext:opacity="100%" style:font-name="Lucida Console" fo:font-size="9pt" style:font-size-asian="9pt"/>
    </style:style>
    <style:style style:name="T3" style:family="text">
      <style:text-properties fo:color="#b148c6" loext:opacity="100%" style:font-name="Lucida Console" fo:font-size="9pt" style:font-size-asian="9pt"/>
    </style:style>
    <style:style style:name="T4" style:family="text">
      <style:text-properties fo:color="#c0a000" loext:opacity="100%" style:font-name="Lucida Console" fo:font-size="9pt" style:font-size-asian="9pt"/>
    </style:style>
    <style:style style:name="T5" style:family="text">
      <style:text-properties fo:color="#00a89a" loext:opacity="100%" style:font-name="Lucida Console" fo:font-size="9pt" style:font-size-asian="9pt"/>
    </style:style>
    <style:style style:name="T6" style:family="text">
      <style:text-properties style:use-window-font-color="true" loext:opacity="0%" style:font-name="Lucida Console" fo:font-size="9pt" style:font-size-asian="9pt"/>
    </style:style>
    <style:style style:name="T7" style:family="text">
      <style:text-properties fo:color="#d42c3a" loext:opacity="100%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Standard" loext:marker-style-name="T5"><text:span text:style-name="T2">yaran@NoteBook </text:span><text:span text:style-name="T3">MINGW64 </text:span><text:span text:style-name="T4">~</text:span><text:span text:style-name="T5"> (main)</text:span></text:p>
      <text:p text:style-name="Standard" loext:marker-style-name="T6"><text:span text:style-name="T6">$ git clone git@github.com:nsyarygina/NeroStartUp.git</text:span><text:span text:style-name="T6"/></text:p>
      <text:p text:style-name="Standard" loext:marker-style-name="T6"><text:span text:style-name="T6">Cloning into 'NeroStartUp'...</text:span><text:span text:style-name="T6"/></text:p>
      <text:p text:style-name="Standard" loext:marker-style-name="T6"><text:span text:style-name="T6">remote: Enumerating objects: 3, done.</text:span><text:span text:style-name="T6"/></text:p>
      <text:p text:style-name="Standard" loext:marker-style-name="T6"><text:span text:style-name="T6">remote: Counting objects: 100% (3/3), done.</text:span><text:span text:style-name="T6"/></text:p>
      <text:p text:style-name="Standard" loext:marker-style-name="T6"><text:span text:style-name="T6">remote: Total 3 (delta 0), reused 0 (delta 0), pack-reused 0 (from 0)</text:span><text:span text:style-name="T6"/></text:p>
      <text:p text:style-name="Standard" loext:marker-style-name="T6"><text:span text:style-name="T6">Receiving objects: 100% (3/3), done.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</text:span><text:span text:style-name="T5"> (main)</text:span></text:p>
      <text:p text:style-name="Standard" loext:marker-style-name="T6"><text:span text:style-name="T6">$ cd NeroStartUp.git</text:span><text:span text:style-name="T6"/></text:p>
      <text:p text:style-name="Standard" loext:marker-style-name="T6"><text:span text:style-name="T6">bash: cd: NeroStartUp.git: No such file or directory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</text:span><text:span text:style-name="T5"> (main)</text:span></text:p>
      <text:p text:style-name="Standard" loext:marker-style-name="T6"><text:span text:style-name="T6">$ cd NeroStartUp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 loext:marker-style-name="T6"><text:span text:style-name="T6">$ git status</text:span><text:span text:style-name="T6"/></text:p>
      <text:p text:style-name="Standard" loext:marker-style-name="T6"><text:span text:style-name="T6">On branch main</text:span><text:span text:style-name="T6"/></text:p>
      <text:p text:style-name="Standard" loext:marker-style-name="T6"><text:span text:style-name="T6">Your branch is up to date with 'origin/main'.</text:span><text:span text:style-name="T6"/></text:p>
      <text:p text:style-name="P2" loext:marker-style-name="T6"/>
      <text:p text:style-name="Standard" loext:marker-style-name="T6"><text:span text:style-name="T6">Changes not staged for commit:</text:span><text:span text:style-name="T6"/></text:p>
      <text:p text:style-name="Standard" loext:marker-style-name="T6"><text:span text:style-name="T6"><text:s text:c="2"/>(use "git add &lt;file&gt;..." to update what will be committed)</text:span><text:span text:style-name="T6"/></text:p>
      <text:p text:style-name="Standard" loext:marker-style-name="T6"><text:span text:style-name="T6"><text:s text:c="2"/>(use "git restore &lt;file&gt;..." to discard changes in working directory)</text:span><text:span text:style-name="T6"/></text:p>
      <text:p text:style-name="Standard" loext:marker-style-name="T7"><text:span text:style-name="T6"><text:s text:c="8"/></text:span><text:span text:style-name="T7">modified: <text:s text:c="2"/>README.md</text:span></text:p>
      <text:p text:style-name="P3" loext:marker-style-name="T7"/>
      <text:p text:style-name="Standard" loext:marker-style-name="T6"><text:span text:style-name="T6">no changes added to commit (use "git add" and/or "git commit -a")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 loext:marker-style-name="T6"><text:span text:style-name="T6">$ git add -A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 loext:marker-style-name="T6"><text:span text:style-name="T6">$ git status</text:span><text:span text:style-name="T6"/></text:p>
      <text:p text:style-name="Standard" loext:marker-style-name="T6"><text:span text:style-name="T6">On branch main</text:span><text:span text:style-name="T6"/></text:p>
      <text:p text:style-name="Standard" loext:marker-style-name="T6"><text:span text:style-name="T6">Your branch is up to date with 'origin/main'.</text:span><text:span text:style-name="T6"/></text:p>
      <text:p text:style-name="P2" loext:marker-style-name="T6"/>
      <text:p text:style-name="Standard" loext:marker-style-name="T6"><text:span text:style-name="T6">Changes to be committed:</text:span><text:span text:style-name="T6"/></text:p>
      <text:p text:style-name="Standard" loext:marker-style-name="T6"><text:span text:style-name="T6"><text:s text:c="2"/>(use "git restore --staged &lt;file&gt;..." to unstage)</text:span><text:span text:style-name="T6"/></text:p>
      <text:p text:style-name="Standard" loext:marker-style-name="T2"><text:span text:style-name="T6"><text:s text:c="8"/></text:span><text:span text:style-name="T2">modified: <text:s text:c="2"/>README.md</text:span></text:p>
      <text:p text:style-name="P4" loext:marker-style-name="T2"/>
      <text:p text:style-name="P4" loext:marker-style-name="T2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 loext:marker-style-name="T6"><text:span text:style-name="T6">$ git commit -m "change README"</text:span><text:span text:style-name="T6"/></text:p>
      <text:p text:style-name="Standard" loext:marker-style-name="T6"><text:span text:style-name="T6">[main 6c61460] change README</text:span><text:span text:style-name="T6"/></text:p>
      <text:p text:style-name="Standard" loext:marker-style-name="T6"><text:span text:style-name="T6"><text:s/>1 file changed, 5 insertions(+), 1 deletion(-)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 loext:marker-style-name="T6"><text:span text:style-name="T6">$ git push -u origin main</text:span><text:span text:style-name="T6"/></text:p>
      <text:p text:style-name="Standard" loext:marker-style-name="T6"><text:span text:style-name="T6">Enumerating objects: 5, done.</text:span><text:span text:style-name="T6"/></text:p>
      <text:p text:style-name="Standard" loext:marker-style-name="T6"><text:span text:style-name="T6">Counting objects: 100% (5/5), done.</text:span><text:span text:style-name="T6"/></text:p>
      <text:p text:style-name="Standard" loext:marker-style-name="T6"><text:span text:style-name="T6">Delta compression using up to 4 threads</text:span><text:span text:style-name="T6"/></text:p>
      <text:p text:style-name="Standard" loext:marker-style-name="T6"><text:span text:style-name="T6">Compressing objects: 100% (2/2), done.</text:span><text:span text:style-name="T6"/></text:p>
      <text:p text:style-name="Standard" loext:marker-style-name="T6"><text:span text:style-name="T6">Writing objects: 100% (3/3), 486 bytes | 243.00 KiB/s, done.</text:span><text:span text:style-name="T6"/></text:p>
      <text:p text:style-name="Standard" loext:marker-style-name="T6"><text:span text:style-name="T6">Total 3 (delta 0), reused 0 (delta 0), pack-reused 0 (from 0)</text:span><text:span text:style-name="T6"/></text:p>
      <text:p text:style-name="Standard" loext:marker-style-name="T6"><text:span text:style-name="T6">To github.com:nsyarygina/NeroStartUp.git</text:span><text:span text:style-name="T6"/></text:p>
      <text:p text:style-name="Standard" loext:marker-style-name="T6"><text:span text:style-name="T6"><text:s text:c="3"/>df43e55..6c61460 <text:s/>main -&gt; main</text:span><text:span text:style-name="T6"/></text:p>
      <text:p text:style-name="Standard" loext:marker-style-name="T6"><text:span text:style-name="T6">branch 'main' set up to track 'origin/main'.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 loext:marker-style-name="T6"><text:span text:style-name="T6">$ git status</text:span><text:span text:style-name="T6"/></text:p>
      <text:p text:style-name="Standard" loext:marker-style-name="T6"><text:span text:style-name="T6">On branch main</text:span><text:span text:style-name="T6"/></text:p>
      <text:p text:style-name="Standard" loext:marker-style-name="T6"><text:span text:style-name="T6">Your branch is up to date with 'origin/main'.</text:span><text:span text:style-name="T6"/></text:p>
      <text:p text:style-name="P2" loext:marker-style-name="T6"/>
      <text:p text:style-name="Standard" loext:marker-style-name="T6"><text:span text:style-name="T6">Changes not staged for commit:</text:span><text:span text:style-name="T6"/></text:p>
      <text:p text:style-name="Standard" loext:marker-style-name="T6"><text:span text:style-name="T6"><text:s text:c="2"/>(use "git add &lt;file&gt;..." to update what will be committed)</text:span><text:span text:style-name="T6"/></text:p>
      <text:p text:style-name="Standard" loext:marker-style-name="T6"><text:span text:style-name="T6"><text:s text:c="2"/>(use "git restore &lt;file&gt;..." to discard changes in working directory)</text:span><text:span text:style-name="T6"/></text:p>
      <text:p text:style-name="Standard" loext:marker-style-name="T7"><text:span text:style-name="T6"><text:s text:c="8"/></text:span><text:span text:style-name="T7">modified: <text:s text:c="2"/>README.md</text:span></text:p>
      <text:p text:style-name="P3" loext:marker-style-name="T7"/>
      <text:p text:style-name="Standard" loext:marker-style-name="T6"><text:span text:style-name="T6">no changes added to commit (use "git add" and/or "git commit -a")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 loext:marker-style-name="T6"><text:span text:style-name="T6">$ git add -A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 loext:marker-style-name="T6"><text:span text:style-name="T6">$ git status</text:span><text:span text:style-name="T6"/></text:p>
      <text:p text:style-name="Standard" loext:marker-style-name="T6"><text:span text:style-name="T6">On branch main</text:span><text:span text:style-name="T6"/></text:p>
      <text:p text:style-name="Standard" loext:marker-style-name="T6"><text:span text:style-name="T6">Your branch is up to date with 'origin/main'.</text:span><text:span text:style-name="T6"/></text:p>
      <text:p text:style-name="P2" loext:marker-style-name="T6"/>
      <text:p text:style-name="Standard" loext:marker-style-name="T6"><text:span text:style-name="T6">Changes to be committed:</text:span><text:span text:style-name="T6"/></text:p>
      <text:p text:style-name="Standard" loext:marker-style-name="T6"><text:span text:style-name="T6"><text:s text:c="2"/>(use "git restore --staged &lt;file&gt;..." to unstage)</text:span><text:span text:style-name="T6"/></text:p>
      <text:p text:style-name="Standard" loext:marker-style-name="T2"><text:soft-page-break/><text:span text:style-name="T6"><text:s text:c="8"/></text:span><text:span text:style-name="T2">modified: <text:s text:c="2"/>README.md</text:span></text:p>
      <text:p text:style-name="P4" loext:marker-style-name="T2"/>
      <text:p text:style-name="P4" loext:marker-style-name="T2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 loext:marker-style-name="T6"><text:span text:style-name="T6">$ git commit -m "change README"</text:span><text:span text:style-name="T6"/></text:p>
      <text:p text:style-name="Standard" loext:marker-style-name="T6"><text:span text:style-name="T6">[main 8535417] change README</text:span><text:span text:style-name="T6"/></text:p>
      <text:p text:style-name="Standard" loext:marker-style-name="T6"><text:span text:style-name="T6"><text:s/>1 file changed, 3 insertions(+), 1 deletion(-)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 loext:marker-style-name="T6"><text:span text:style-name="T6">$ git push -u origin main</text:span><text:span text:style-name="T6"/></text:p>
      <text:p text:style-name="Standard" loext:marker-style-name="T6"><text:span text:style-name="T6">Enumerating objects: 5, done.</text:span><text:span text:style-name="T6"/></text:p>
      <text:p text:style-name="Standard" loext:marker-style-name="T6"><text:span text:style-name="T6">Counting objects: 100% (5/5), done.</text:span><text:span text:style-name="T6"/></text:p>
      <text:p text:style-name="Standard" loext:marker-style-name="T6"><text:span text:style-name="T6">Delta compression using up to 4 threads</text:span><text:span text:style-name="T6"/></text:p>
      <text:p text:style-name="Standard" loext:marker-style-name="T6"><text:span text:style-name="T6">Compressing objects: 100% (2/2), done.</text:span><text:span text:style-name="T6"/></text:p>
      <text:p text:style-name="Standard" loext:marker-style-name="T6"><text:span text:style-name="T6">Writing objects: 100% (3/3), 368 bytes | 184.00 KiB/s, done.</text:span><text:span text:style-name="T6"/></text:p>
      <text:p text:style-name="Standard" loext:marker-style-name="T6"><text:span text:style-name="T6">Total 3 (delta 1), reused 0 (delta 0), pack-reused 0 (from 0)</text:span><text:span text:style-name="T6"/></text:p>
      <text:p text:style-name="Standard" loext:marker-style-name="T6"><text:span text:style-name="T6">remote: Resolving deltas: 100% (1/1), completed with 1 local object.</text:span><text:span text:style-name="T6"/></text:p>
      <text:p text:style-name="Standard" loext:marker-style-name="T6"><text:span text:style-name="T6">To github.com:nsyarygina/NeroStartUp.git</text:span><text:span text:style-name="T6"/></text:p>
      <text:p text:style-name="Standard" loext:marker-style-name="T6"><text:span text:style-name="T6"><text:s text:c="3"/>6c61460..8535417 <text:s/>main -&gt; main</text:span><text:span text:style-name="T6"/></text:p>
      <text:p text:style-name="Standard" loext:marker-style-name="T6"><text:span text:style-name="T6">branch 'main' set up to track 'origin/main'.</text:span><text:span text:style-name="T6"/></text:p>
      <text:p text:style-name="P2" loext:marker-style-name="T6"/>
      <text:p text:style-name="Standard" loext:marker-style-name="T5"><text:span text:style-name="T2">yaran@NoteBook </text:span><text:span text:style-name="T3">MINGW64 </text:span><text:span text:style-name="T4">~/NeroStartUp</text:span><text:span text:style-name="T5"> (main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3:16:13.745000000</meta:creation-date>
    <dc:date>2025-06-09T13:17:23.017000000</dc:date>
    <meta:editing-duration>PT1M9S</meta:editing-duration>
    <meta:editing-cycles>1</meta:editing-cycles>
    <meta:document-statistic meta:table-count="0" meta:image-count="0" meta:object-count="0" meta:page-count="2" meta:paragraph-count="80" meta:word-count="444" meta:character-count="3035" meta:non-whitespace-character-count="2611"/>
    <meta:generator>LibreOffice/24.2.2.2$Windows_X86_64 LibreOffice_project/d56cc158d8a96260b836f100ef4b4ef25d6f1a01</meta:generator>
  </office:meta>
</office:document-meta>
</file>